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00" draw:textarea-horizontal-align="justify" draw:textarea-vertical-align="middle" draw:auto-grow-height="false" fo:min-height="0.507cm" fo:min-width="0.825cm" style:writing-mode="lr-tb"/>
      <style:paragraph-properties style:writing-mode="lr-tb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0.668cm" fo:min-width="1.396cm" style:writing-mode="lr-tb"/>
      <style:paragraph-properties style:writing-mode="lr-tb"/>
    </style:style>
    <style:style style:name="gr3" style:family="graphic" style:parent-style-name="standard">
      <style:graphic-properties draw:fill-color="#00ccff" draw:textarea-horizontal-align="justify" draw:textarea-vertical-align="middle" draw:auto-grow-height="false" fo:min-height="0.726cm" fo:min-width="1.294cm" style:writing-mode="lr-tb"/>
      <style:paragraph-properties style:writing-mode="lr-tb"/>
    </style:style>
    <style:style style:name="gr4" style:family="graphic" style:parent-style-name="standard">
      <style:graphic-properties draw:fill-color="#00cccc" draw:textarea-horizontal-align="justify" draw:textarea-vertical-align="middle" draw:auto-grow-height="false" fo:min-height="0.668cm" fo:min-width="1.307cm" style:writing-mode="lr-tb"/>
      <style:paragraph-properties style:writing-mode="lr-tb"/>
    </style:style>
    <style:style style:name="gr5" style:family="graphic" style:parent-style-name="standard">
      <style:graphic-properties draw:fill-color="#ff9900" draw:textarea-horizontal-align="justify" draw:textarea-vertical-align="middle" draw:auto-grow-height="false" fo:min-height="0.507cm" fo:min-width="1.259cm" style:writing-mode="lr-tb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>
      <style:graphic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5.309cm" fo:min-width="11.936cm" style:writing-mode="lr-tb"/>
      <style:paragraph-properties style:writing-mode="lr-tb"/>
    </style:style>
    <style:style style:name="gr9" style:family="graphic" style:parent-style-name="standard">
      <style:graphic-properties draw:fill-color="#ffcc00" draw:textarea-horizontal-align="justify" draw:textarea-vertical-align="top" draw:auto-grow-height="false" fo:min-height="5.27cm" fo:min-width="2.48cm" style:writing-mode="lr-tb"/>
      <style:paragraph-properties style:writing-mode="lr-tb"/>
    </style:style>
    <style:style style:name="gr10" style:family="graphic" style:parent-style-name="standard">
      <style:graphic-properties draw:fill-color="#00cccc" draw:textarea-horizontal-align="justify" draw:textarea-vertical-align="middle" draw:auto-grow-height="false" fo:min-height="0.668cm" fo:min-width="1.752cm" style:writing-mode="lr-tb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2" style:family="graphic" style:parent-style-name="standard">
      <style:graphic-properties draw:fill-color="#00ccff" draw:textarea-horizontal-align="justify" draw:textarea-vertical-align="middle" draw:auto-grow-height="false" fo:min-height="0.726cm" fo:min-width="1.929cm" style:writing-mode="lr-tb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top" draw:auto-grow-height="false" fo:min-height="5.309cm" fo:min-width="11.936cm" style:writing-mode="lr-tb"/>
      <style:paragraph-properties style:writing-mode="lr-tb"/>
    </style:style>
    <style:style style:name="gr14" style:family="graphic" style:parent-style-name="standard">
      <style:graphic-properties draw:fill-color="#00ccff" draw:textarea-horizontal-align="justify" draw:textarea-vertical-align="middle" draw:auto-grow-height="false" fo:min-height="0.726cm" fo:min-width="0.723cm" style:writing-mode="lr-tb"/>
      <style:paragraph-properties style:writing-mode="lr-tb"/>
    </style:style>
    <style:style style:name="gr15" style:family="graphic" style:parent-style-name="standard">
      <style:graphic-properties draw:fill-color="#00cccc" draw:textarea-horizontal-align="justify" draw:textarea-vertical-align="middle" draw:auto-grow-height="false" fo:min-height="0.668cm" fo:min-width="0.799cm" style:writing-mode="lr-tb"/>
      <style:paragraph-properties style:writing-mode="lr-tb"/>
    </style:style>
    <style:style style:name="gr16" style:family="graphic" style:parent-style-name="objectwithoutfill">
      <style:graphic-properties svg:stroke-width="0.203cm" svg:stroke-color="#000000" draw:marker-start-width="0.508cm" draw:marker-end="Arrow" draw:marker-end-width="0.61cm" draw:fill="none" draw:textarea-vertical-align="middle" fo:padding-top="0.226cm" fo:padding-bottom="0.226cm" fo:padding-left="0.351cm" fo:padding-right="0.351cm"/>
    </style:style>
    <style:style style:name="gr17" style:family="graphic" style:parent-style-name="objectwithoutfill">
      <style:graphic-properties svg:stroke-color="#000000" draw:fill="none" draw:textarea-vertical-align="middle"/>
    </style:style>
    <style:style style:name="gr18" style:family="graphic" style:parent-style-name="standard">
      <style:graphic-properties draw:fill-color="#ffcc00" draw:textarea-horizontal-align="justify" draw:textarea-vertical-align="top" draw:auto-grow-height="false" fo:min-height="1.068cm" fo:min-width="2.66cm" style:writing-mode="lr-tb"/>
      <style:paragraph-properties style:writing-mode="lr-tb"/>
    </style:style>
    <style:style style:name="P1" style:family="paragraph">
      <style:paragraph-properties style:writing-mode="lr-tb"/>
      <style:text-properties fo:font-size="12pt" style:font-size-asian="11pt" style:font-size-complex="11pt"/>
    </style:style>
    <style:style style:name="P2" style:family="paragraph">
      <loext:graphic-properties draw:fill-color="#cc9900"/>
      <style:paragraph-properties style:writing-mode="lr-tb"/>
      <style:text-properties fo:font-size="12pt" style:font-size-asian="11pt" style:font-size-complex="11pt"/>
    </style:style>
    <style:style style:name="P3" style:family="paragraph">
      <style:paragraph-properties style:writing-mode="lr-tb"/>
      <style:text-properties fo:font-size="12pt" style:font-size-asian="10pt" style:font-size-complex="10pt"/>
    </style:style>
    <style:style style:name="P4" style:family="paragraph">
      <loext:graphic-properties draw:fill-color="#ffcc00"/>
      <style:paragraph-properties style:writing-mode="lr-tb"/>
      <style:text-properties fo:font-size="12pt" style:font-size-asian="10pt" style:font-size-complex="10pt"/>
    </style:style>
    <style:style style:name="P5" style:family="paragraph">
      <style:paragraph-properties style:writing-mode="lr-tb"/>
      <style:text-properties fo:font-size="8pt" style:font-size-asian="11pt" style:font-size-complex="11pt"/>
    </style:style>
    <style:style style:name="P6" style:family="paragraph">
      <loext:graphic-properties draw:fill-color="#00ccff"/>
      <style:paragraph-properties style:writing-mode="lr-tb"/>
      <style:text-properties fo:font-size="8pt" style:font-size-asian="11pt" style:font-size-complex="11pt"/>
    </style:style>
    <style:style style:name="P7" style:family="paragraph">
      <loext:graphic-properties draw:fill-color="#00cccc"/>
      <style:paragraph-properties style:writing-mode="lr-tb"/>
      <style:text-properties fo:font-size="12pt" style:font-size-asian="10pt" style:font-size-complex="10pt"/>
    </style:style>
    <style:style style:name="P8" style:family="paragraph">
      <loext:graphic-properties draw:fill-color="#ff9900"/>
      <style:paragraph-properties style:writing-mode="lr-tb"/>
      <style:text-properties fo:font-size="8pt" style:font-size-asian="11pt" style:font-size-complex="11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  <style:text-properties fo:font-size="12pt"/>
    </style:style>
    <style:style style:name="P11" style:family="paragraph">
      <style:paragraph-properties fo:text-align="center" style:writing-mode="lr-tb"/>
      <style:text-properties fo:font-size="12pt" style:font-size-asian="10pt" style:font-size-complex="10pt"/>
    </style:style>
    <style:style style:name="P12" style:family="paragraph">
      <loext:graphic-properties draw:fill-color="#ffcc00"/>
      <style:paragraph-properties fo:text-align="center" style:writing-mode="lr-tb"/>
      <style:text-properties fo:font-size="12pt" style:font-size-asian="10pt" style:font-size-complex="10pt"/>
    </style:style>
    <style:style style:name="P13" style:family="paragraph">
      <loext:graphic-properties draw:fill="none"/>
    </style:style>
    <style:style style:name="P14" style:family="paragraph">
      <style:paragraph-properties fo:text-align="center" style:writing-mode="lr-tb"/>
      <style:text-properties fo:font-size="12pt"/>
    </style:style>
    <style:style style:name="T1" style:family="text">
      <style:text-properties fo:font-size="10pt" style:font-size-asian="11pt" style:font-size-complex="11pt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8pt" style:font-size-asian="11pt" style:font-size-complex="11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 9" draw:style-name="gr1" draw:text-style-name="P2" draw:layer="layout" svg:width="1.407cm" svg:height="0.839cm" svg:x="18.655cm" svg:y="7.794cm">
          <text:p text:style-name="P1"><text:span text:style-name="T1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0" draw:style-name="gr2" draw:text-style-name="P4" draw:layer="layout" svg:width="1.994cm" svg:height="1.016cm" svg:x="18.464cm" svg:y="6.143cm">
          <text:p text:style-name="P3"><text:span text:style-name="T2">Decorator base cla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1" draw:style-name="gr3" draw:text-style-name="P6" draw:layer="layout" svg:width="1.898cm" svg:height="1.08cm" svg:x="18.718cm" svg:y="4.492cm">
          <text:p text:style-name="P5"><text:span text:style-name="T3">Decorator 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2" draw:style-name="gr4" draw:text-style-name="P7" draw:layer="layout" svg:width="1.905cm" svg:height="1.016cm" svg:x="18.591cm" svg:y="3.032cm">
          <text:p text:style-name="P3"><text:span text:style-name="T2">Concrete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3" draw:style-name="gr5" draw:text-style-name="P8" draw:layer="layout" svg:width="1.841cm" svg:height="0.839cm" svg:x="18.718cm" svg:y="1.698cm">
          <text:p text:style-name="P5"><text:span text:style-name="T3">Decorator Interf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9" draw:layer="layout" svg:x1="18.082cm" svg:y1="2.46cm" svg:x2="18.082cm" svg:y2="7.032cm">
          <text:p/>
        </draw:line>
        <draw:g draw:style-name="gr7">
          <draw:custom-shape draw:name="Shape 8" draw:style-name="gr8" draw:text-style-name="P10" draw:layer="layout" svg:width="13.036cm" svg:height="6.159cm" svg:x="1.531cm" svg:y="1.635cm">
            <text:p text:style-name="P10"><text:span text:style-name="T4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9" draw:layer="layout" svg:x1="14.589cm" svg:y1="2.454cm" svg:x2="14.589cm" svg:y2="7.026cm">
            <text:p/>
          </draw:line>
          <draw:custom-shape draw:name="Shape 2" draw:style-name="gr9" draw:text-style-name="P12" xml:id="id5" draw:id="id5" draw:layer="layout" svg:width="3.302cm" svg:height="5.842cm" svg:x="6.969cm" svg:y="1.825cm">
            <text:p text:style-name="P11"><text:span text:style-name="T2">HandlerChain cla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3" draw:style-name="gr10" draw:text-style-name="P7" xml:id="id1" draw:id="id1" draw:layer="layout" svg:width="2.35cm" svg:height="1.016cm" svg:x="7.413cm" svg:y="2.749cm">
            <text:p text:style-name="P3"><text:span text:style-name="T2">Handler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4" draw:style-name="gr10" draw:text-style-name="P7" xml:id="id2" draw:id="id2" draw:layer="layout" svg:width="2.35cm" svg:height="1.016cm" svg:x="7.413cm" svg:y="4.555cm">
            <text:p text:style-name="P3"><text:span text:style-name="T2">Handler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5" draw:style-name="gr10" draw:text-style-name="P7" xml:id="id3" draw:id="id3" draw:layer="layout" svg:width="2.35cm" svg:height="1.016cm" svg:x="7.413cm" svg:y="6.333cm">
            <text:p text:style-name="P3"><text:span text:style-name="T2">Handler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13" draw:layer="layout" draw:type="lines" svg:x1="8.588cm" svg:y1="3.765cm" svg:x2="8.588cm" svg:y2="4.555cm" draw:start-shape="id1" draw:start-glue-point="2" draw:end-shape="id2" draw:end-glue-point="0" svg:d="M8588 3765v502-213 501" svg:viewBox="0 0 1 791">
            <text:p/>
          </draw:connector>
          <draw:connector draw:style-name="gr11" draw:text-style-name="P13" draw:layer="layout" draw:type="lines" svg:x1="8.588cm" svg:y1="5.571cm" svg:x2="8.588cm" svg:y2="6.333cm" draw:start-shape="id2" draw:start-glue-point="2" draw:end-shape="id3" draw:end-glue-point="0" svg:d="M8588 5571v502-241 501" svg:viewBox="0 0 1 763">
            <text:p/>
          </draw:connector>
          <draw:custom-shape draw:name="Shape 1" draw:style-name="gr12" draw:text-style-name="P6" xml:id="id6" draw:id="id6" draw:layer="layout" svg:width="2.533cm" svg:height="1.08cm" svg:x="11.866cm" svg:y="2.722cm">
            <text:p text:style-name="P5"><text:span text:style-name="T3">Handler Target 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6" draw:style-name="gr1" draw:text-style-name="P2" xml:id="id4" draw:id="id4" draw:layer="layout" svg:width="1.407cm" svg:height="0.839cm" svg:x="4.165cm" svg:y="4.302cm">
            <text:p text:style-name="P1"><text:span text:style-name="T1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13" draw:layer="layout" draw:type="line" svg:x1="5.572cm" svg:y1="4.721cm" svg:x2="6.969cm" svg:y2="4.746cm" draw:start-shape="id4" draw:start-glue-point="1" draw:end-shape="id5" draw:end-glue-point="3" svg:d="M5572 4721l1397 25" svg:viewBox="0 0 1398 26">
            <text:p/>
          </draw:connector>
          <draw:custom-shape draw:name="Shape 7" draw:style-name="gr12" draw:text-style-name="P6" xml:id="id7" draw:id="id7" draw:layer="layout" svg:width="2.533cm" svg:height="1.08cm" svg:x="11.739cm" svg:y="4.516cm">
            <text:p text:style-name="P5"><text:span text:style-name="T3">Handler Target 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4" draw:style-name="gr12" draw:text-style-name="P6" xml:id="id8" draw:id="id8" draw:layer="layout" svg:width="2.533cm" svg:height="1.08cm" svg:x="11.732cm" svg:y="6.285cm">
            <text:p text:style-name="P5"><text:span text:style-name="T3">Handler Target 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13" draw:layer="layout" draw:type="line" svg:x1="9.763cm" svg:y1="3.257cm" svg:x2="11.866cm" svg:y2="3.262cm" draw:start-shape="id1" draw:start-glue-point="1" draw:end-shape="id6" draw:end-glue-point="3" svg:d="M9763 3257l2103 5" svg:viewBox="0 0 2104 6">
            <text:p/>
          </draw:connector>
          <draw:connector draw:style-name="gr11" draw:text-style-name="P13" draw:layer="layout" draw:type="line" svg:x1="9.763cm" svg:y1="5.063cm" svg:x2="11.739cm" svg:y2="5.056cm" draw:start-shape="id2" draw:start-glue-point="1" draw:end-shape="id7" draw:end-glue-point="3" svg:d="M9763 5063l1976-7" svg:viewBox="0 0 1977 8">
            <text:p/>
          </draw:connector>
          <draw:connector draw:style-name="gr11" draw:text-style-name="P13" draw:layer="layout" draw:type="line" svg:x1="9.763cm" svg:y1="6.841cm" svg:x2="11.732cm" svg:y2="6.825cm" draw:start-shape="id3" draw:start-glue-point="1" draw:end-shape="id8" svg:d="M9763 6841l1969-16" svg:viewBox="0 0 1970 17">
            <text:p/>
          </draw:connector>
        </draw:g>
        <draw:g draw:style-name="gr7">
          <draw:custom-shape draw:name="Shape 8" draw:style-name="gr13" draw:text-style-name="P14" draw:layer="layout" svg:width="13.036cm" svg:height="6.159cm" svg:x="1.87cm" svg:y="9.382cm">
            <text:p text:style-name="P14"><text:span text:style-name="T4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9" draw:layer="layout" svg:x1="14.926cm" svg:y1="10.207cm" svg:x2="14.926cm" svg:y2="14.779cm">
            <text:p/>
          </draw:line>
          <draw:custom-shape draw:name="Shape 1" draw:style-name="gr14" draw:text-style-name="P6" draw:layer="layout" svg:width="1.327cm" svg:height="1.08cm" svg:x="9.678cm" svg:y="12.62cm">
            <text:p text:style-name="P5"><text:span text:style-name="T3">Word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6" draw:style-name="gr1" draw:text-style-name="P2" xml:id="id9" draw:id="id9" draw:layer="layout" svg:width="1.407cm" svg:height="0.839cm" svg:x="7.881cm" svg:y="10.588cm">
            <text:p text:style-name="P1"><text:span text:style-name="T1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5" draw:style-name="gr15" draw:text-style-name="P7" draw:layer="layout" svg:width="1.397cm" svg:height="1.016cm" svg:x="6.179cm" svg:y="12.684cm">
            <text:p text:style-name="P3"><text:span text:style-name="T2">Toke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6" draw:style-name="gr15" draw:text-style-name="P7" draw:layer="layout" svg:width="1.397cm" svg:height="1.016cm" svg:x="4.689cm" svg:y="12.675cm">
            <text:p text:style-name="P3"><text:span text:style-name="T2">Toke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7" draw:style-name="gr15" draw:text-style-name="P7" xml:id="id10" draw:id="id10" draw:layer="layout" svg:width="1.397cm" svg:height="1.016cm" svg:x="3.182cm" svg:y="12.687cm">
            <text:p text:style-name="P3"><text:span text:style-name="T2">Toke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8" draw:style-name="gr14" draw:text-style-name="P6" draw:layer="layout" svg:width="1.327cm" svg:height="1.08cm" svg:x="11.089cm" svg:y="12.62cm">
            <text:p text:style-name="P5"><text:span text:style-name="T3">Word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9" draw:style-name="gr14" draw:text-style-name="P6" xml:id="id11" draw:id="id11" draw:layer="layout" svg:width="1.327cm" svg:height="1.08cm" svg:x="12.533cm" svg:y="12.62cm">
            <text:p text:style-name="P5"><text:span text:style-name="T3">Word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6" draw:text-style-name="P13" draw:layer="layout" svg:x1="3.132cm" svg:y1="14.589cm" svg:x2="7.132cm" svg:y2="14.589cm">
            <text:p/>
          </draw:line>
          <draw:line draw:style-name="gr16" draw:text-style-name="P13" draw:layer="layout" svg:x1="9.799cm" svg:y1="14.573cm" svg:x2="13.799cm" svg:y2="14.573cm">
            <text:p/>
          </draw:line>
          <draw:line draw:style-name="gr17" draw:text-style-name="P13" draw:layer="layout" svg:x1="2.56cm" svg:y1="13.7cm" svg:x2="14.498cm" svg:y2="13.7cm">
            <text:p/>
          </draw:line>
          <draw:custom-shape draw:name="Shape 2" draw:style-name="gr18" draw:text-style-name="P12" xml:id="id12" draw:id="id12" draw:layer="layout" svg:width="3.302cm" svg:height="1.46cm" svg:x="6.941cm" svg:y="12.366cm">
            <text:p text:style-name="P11"><text:span text:style-name="T2">Interpreter cla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13" draw:layer="layout" draw:type="curve" svg:x1="7.881cm" svg:y1="11.007cm" svg:x2="3.182cm" svg:y2="13.195cm" draw:start-shape="id9" draw:start-glue-point="3" draw:end-shape="id10" draw:end-glue-point="3" svg:d="M7881 11007c-7801 0-5452 2188-4699 2188" svg:viewBox="0 0 5623 2189">
            <text:p/>
          </draw:connector>
          <draw:connector draw:style-name="gr11" draw:text-style-name="P13" draw:layer="layout" draw:type="curve" svg:x1="13.86cm" svg:y1="13.16cm" svg:x2="9.288cm" svg:y2="11.007cm" draw:start-shape="id11" draw:start-glue-point="1" draw:end-shape="id9" draw:end-glue-point="1" svg:d="M13860 13160c751 0 3037-2153-4572-2153" svg:viewBox="0 0 5485 2154">
            <text:p/>
          </draw:connector>
          <draw:connector draw:style-name="gr11" draw:text-style-name="P13" draw:layer="layout" draw:type="line" svg:x1="8.584cm" svg:y1="11.427cm" svg:x2="8.592cm" svg:y2="12.366cm" draw:start-shape="id9" draw:start-glue-point="2" draw:end-shape="id12" draw:end-glue-point="0" svg:d="M8584 11427l8 939" svg:viewBox="0 0 9 94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phen P Lepisto</meta:initial-creator>
    <meta:creation-date>2023-03-03T11:26:44.623000000</meta:creation-date>
    <dc:date>2023-03-04T17:03:53.079000000</dc:date>
    <dc:creator>Stephen P Lepisto</dc:creator>
    <meta:editing-duration>PT4M30S</meta:editing-duration>
    <meta:editing-cycles>5</meta:editing-cycles>
    <meta:generator>LibreOffice/7.5.0.3$Windows_X86_64 LibreOffice_project/c21113d003cd3efa8c53188764377a8272d9d6de</meta:generator>
    <meta:document-statistic meta:object-count="40"/>
  </office:meta>
</office:document-meta>
</file>